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615cm" fo:min-width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frame draw:style-name="gr1" draw:text-style-name="P1" draw:layer="layout" svg:width="7.055cm" svg:height="5.228cm" svg:x="8.847cm" svg:y="0.135cm">
            <draw:text-box>
              <text:p text:style-name="P1"><text:span text:style-name="T1">Blue Forces Operator</text:span></text:p>
              <text:p text:style-name="P1">BFC says 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BFO says launch</text:p>
            </draw:text-box>
          </draw:frame>
          <draw:custom-shape draw:style-name="gr2" draw:text-style-name="P1" draw:layer="layout" svg:width="4.353cm" svg:height="2.589cm" svg:x="4.511cm" svg:y="1.455cm">
            <text:p text:style-name="P1">BFC says 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7.068cm" svg:height="5.228cm" svg:x="4.648cm" svg:y="6.935cm">
            <draw:text-box>
              <text:p text:style-name="P1"><text:span text:style-name="T1">Gold Forces Operator</text:span></text:p>
              <text:p text:style-name="P1">GFC says 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GFO says launch</text:p>
            </draw:text-box>
          </draw:frame>
          <draw:custom-shape draw:style-name="gr2" draw:text-style-name="P1" draw:layer="layout" svg:width="4.353cm" svg:height="2.589cm" svg:x="0.212cm" svg:y="8.355cm">
            <text:p text:style-name="P1">GFC says 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5.696cm" svg:height="5.228cm" svg:x="17.486cm" svg:y="7.02cm">
            <draw:text-box>
              <text:p text:style-name="P1"><text:span text:style-name="T1">Weapon</text:span></text:p>
              <text:p text:style-name="P1"><text:span text:style-name="T2">BFO says launch</text:span></text:p>
              <text:p text:style-name="P1"><text:span text:style-name="T2">GFO says launch</text:span></text:p>
              <text:p text:style-name="P1"><text:span text:style-name="T2">Policy Statements</text:span></text:p>
              <text:p text:style-name="P1"><text:span text:style-name="T2">Trust Assumptions</text:span></text:p>
              <text:p text:style-name="P1"><text:span text:style-name="T2">------------------------</text:span></text:p>
              <text:p text:style-name="P1"><text:span text:style-name="T2">launch</text:span></text:p>
            </draw:text-box>
          </draw:frame>
          <draw:custom-shape draw:style-name="gr4" draw:text-style-name="P1" draw:layer="layout" svg:width="5.064cm" svg:height="6.748cm" draw:transform="rotate (-1.57882484135407) translate (22.693cm 2.017cm)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  <draw:frame draw:style-name="gr5" draw:layer="layout" svg:width="5.332cm" svg:height="0.962cm" svg:x="15.902cm" svg:y="2.382cm">
            <draw:text-box>
              <text:p>BFO says launch</text:p>
            </draw:text-box>
          </draw:frame>
          <draw:custom-shape draw:style-name="gr2" draw:text-style-name="P1" draw:layer="layout" svg:width="5.774cm" svg:height="2.589cm" svg:x="11.692cm" svg:y="8.356cm">
            <text:p text:style-name="P1">GFO says launch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368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6:12:07</meta:creation-date>
    <dc:date>2011-11-08T06:37:24</dc:date>
    <dc:creator>Shiu-Kai Chin</dc:creator>
    <meta:editing-duration>PT12M21S</meta:editing-duration>
    <meta:editing-cycles>2</meta:editing-cycles>
    <meta:generator>LibreOffice/3.4$Unix LibreOffice_project/340m1$Build-302</meta:generator>
    <meta:document-statistic meta:object-count="9"/>
  </office:meta>
</office:document-meta>
</file>